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000000" draw:marker-start-width="0.439cm" draw:marker-end-width="0.439cm" draw:fill="solid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width="0.106cm" svg:stroke-color="#ff0000" draw:marker-start-width="0.359cm" draw:marker-end-width="0.359cm" draw:fill-color="#000000" draw:textarea-horizontal-align="justify" draw:textarea-vertical-align="middle" draw:auto-grow-height="false" fo:min-height="0.214cm" fo:min-width="1.102cm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494cm" svg:stroke-color="#000000" draw:marker-start-width="0.94cm" draw:marker-end-width="0.94cm" draw:fill-color="#ffffff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" style:family="graphic" style:parent-style-name="objectwithoutfill">
      <style:graphic-properties svg:stroke-width="0.423cm" svg:stroke-color="#7fff00" draw:marker-start-width="0.835cm" draw:marker-end-width="0.835cm" svg:stroke-opacity="60%" draw:fill="none" draw:textarea-vertical-align="middle" fo:padding-top="0.337cm" fo:padding-bottom="0.337cm" fo:padding-left="0.462cm" fo:padding-right="0.462cm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="solid" draw:fill-color="#000000" draw:opacity="27%" draw:textarea-horizontal-align="justify" draw:textarea-vertical-align="middle" draw:auto-grow-height="false" fo:min-height="0.714cm" fo:min-width="0cm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106cm" svg:stroke-color="#000000" draw:marker-start-width="0.359cm" draw:marker-end-width="0.359cm" draw:fill="solid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423cm" svg:stroke-color="#ff0000" draw:marker-start-width="0.835cm" draw:marker-end-width="0.835cm" svg:stroke-opacity="40%" draw:fill="none" draw:textarea-vertical-align="middle" fo:padding-top="0.337cm" fo:padding-bottom="0.337cm" fo:padding-left="0.462cm" fo:padding-right="0.462cm"/>
    </style:style>
    <style:style style:name="gr11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0.774cm" fo:min-width="0.525cm"/>
    </style:style>
    <style:style style:name="gr12" style:family="graphic" style:parent-style-name="standard">
      <style:graphic-properties draw:stroke="solid"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314cm" fo:min-width="1.063cm"/>
    </style:style>
    <style:style style:name="gr14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1.923cm" fo:min-width="1.674cm"/>
    </style:style>
    <style:style style:name="gr15" style:family="graphic" style:parent-style-name="standard">
      <style:graphic-properties draw:stroke="none" draw:fill-color="#ff0000" draw:opacity="65%" draw:textarea-horizontal-align="justify" draw:textarea-vertical-align="middle" draw:auto-grow-height="false" fo:min-height="2.57cm" fo:min-width="2.32cm"/>
    </style:style>
    <style:style style:name="gr16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3.145cm" fo:min-width="2.894cm"/>
    </style:style>
    <style:style style:name="gr17" style:family="graphic" style:parent-style-name="standard">
      <style:graphic-properties draw:stroke="none" draw:fill-color="#ff0000" draw:opacity="55%" draw:textarea-horizontal-align="justify" draw:textarea-vertical-align="middle" draw:auto-grow-height="false" fo:min-height="3.719cm" fo:min-width="3.469cm"/>
    </style:style>
    <style:style style:name="gr18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4.331cm" fo:min-width="4.082cm"/>
    </style:style>
    <style:style style:name="gr19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4.869cm" fo:min-width="4.619cm"/>
    </style:style>
    <style:style style:name="gr20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5.409cm" fo:min-width="5.159cm"/>
    </style:style>
    <style:style style:name="gr21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6.073cm" fo:min-width="5.824cm"/>
    </style:style>
    <style:style style:name="gr22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6.665cm" fo:min-width="6.416cm"/>
    </style:style>
    <style:style style:name="gr23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7.114cm" fo:min-width="6.865cm"/>
    </style:style>
    <style:style style:name="gr24" style:family="graphic" style:parent-style-name="standard">
      <style:graphic-properties draw:stroke="none" draw:fill-color="#ff0000" draw:opacity="34%" draw:textarea-horizontal-align="justify" draw:textarea-vertical-align="middle" draw:auto-grow-height="false" fo:min-height="35.309cm" fo:min-width="35.06cm"/>
    </style:style>
    <style:style style:name="gr25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1cm" fo:min-width="35.06cm"/>
    </style:style>
    <style:style style:name="gr26" style:family="graphic" style:parent-style-name="standard">
      <style:graphic-properties svg:stroke-width="0.159cm" svg:stroke-color="#000000" draw:marker-start-width="0.439cm" draw:marker-end-width="0.439cm" draw:fill="none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7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7.617cm" fo:min-width="7.368cm"/>
    </style:style>
    <style:style style:name="gr28" style:family="graphic" style:parent-style-name="standard">
      <style:graphic-properties svg:stroke-width="0.159cm" svg:stroke-color="#000000" draw:marker-start-width="0.439cm" draw:marker-end-width="0.439cm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9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11cm" fo:min-width="35.06cm"/>
    </style:style>
    <style:style style:name="gr30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09cm" fo:min-width="35.06cm"/>
    </style:style>
    <style:style style:name="gr31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8.157cm" fo:min-width="7.908cm"/>
    </style:style>
    <style:style style:name="gr32" style:family="graphic" style:parent-style-name="standard">
      <style:graphic-properties draw:stroke="none" draw:stroke-dash="_32__20_Dots_20_1_20_Dash" draw:fill-color="#ff0000" draw:opacity="40%" draw:textarea-horizontal-align="justify" draw:textarea-vertical-align="middle" draw:auto-grow-height="false" fo:min-height="35.309cm" fo:min-width="35.06cm"/>
    </style:style>
    <style:style style:name="gr33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8.695cm" fo:min-width="8.445cm"/>
    </style:style>
    <style:style style:name="gr34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9.27cm" fo:min-width="9.021cm"/>
    </style:style>
    <style:style style:name="gr35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9.844cm" fo:min-width="9.593cm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7.057cm" fo:min-width="13.054cm"/>
    </style:style>
    <style:style style:name="gr37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0.42cm" fo:min-width="10.17cm"/>
    </style:style>
    <style:style style:name="gr38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0.994cm" fo:min-width="10.744cm"/>
    </style:style>
    <style:style style:name="gr39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12.399cm" fo:min-width="12.149cm"/>
    </style:style>
    <style:style style:name="gr40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1.57cm" fo:min-width="11.32cm"/>
    </style:style>
    <style:style style:name="gr41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1.636cm" fo:min-width="11.387cm"/>
    </style:style>
    <style:style style:name="gr42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2.144cm" fo:min-width="11.893cm"/>
    </style:style>
    <style:style style:name="gr43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0.875cm" fo:min-width="10.625cm"/>
    </style:style>
    <style:style style:name="gr44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2.72cm" fo:min-width="12.47cm"/>
    </style:style>
    <style:style style:name="gr45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10.163cm" fo:min-width="9.914cm"/>
    </style:style>
    <style:style style:name="gr46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3.294cm" fo:min-width="13.044cm"/>
    </style:style>
    <style:style style:name="gr47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9.528cm" fo:min-width="9.279cm"/>
    </style:style>
    <style:style style:name="gr48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3.868cm" fo:min-width="13.618cm"/>
    </style:style>
    <style:style style:name="gr49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8.691cm" fo:min-width="8.441cm"/>
    </style:style>
    <style:style style:name="gr50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4.444cm" fo:min-width="14.194cm"/>
    </style:style>
    <style:style style:name="gr51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7.751cm" fo:min-width="7.501cm"/>
    </style:style>
    <style:style style:name="gr52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5.018cm" fo:min-width="14.768cm"/>
    </style:style>
    <style:style style:name="gr53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6.989cm" fo:min-width="6.739cm"/>
    </style:style>
    <style:style style:name="gr54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5.594cm" fo:min-width="15.344cm"/>
    </style:style>
    <style:style style:name="gr55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6.226cm" fo:min-width="5.977cm"/>
    </style:style>
    <style:style style:name="gr56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6.168cm" fo:min-width="15.917cm"/>
    </style:style>
    <style:style style:name="gr57" style:family="graphic" style:parent-style-name="standard">
      <style:graphic-properties draw:stroke="none" draw:fill-color="#ff0000" draw:opacity="55%" draw:textarea-horizontal-align="justify" draw:textarea-vertical-align="middle" draw:auto-grow-height="false" fo:min-height="5.363cm" fo:min-width="5.113cm"/>
    </style:style>
    <style:style style:name="gr58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6.742cm" fo:min-width="16.493cm"/>
    </style:style>
    <style:style style:name="gr59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4.55cm" fo:min-width="4.301cm"/>
    </style:style>
    <style:style style:name="gr60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7.318cm" fo:min-width="17.067cm"/>
    </style:style>
    <style:style style:name="gr61" style:family="graphic" style:parent-style-name="standard">
      <style:graphic-properties draw:stroke="none" draw:fill-color="#ff0000" draw:opacity="65%" draw:textarea-horizontal-align="justify" draw:textarea-vertical-align="middle" draw:auto-grow-height="false" fo:min-height="3.738cm" fo:min-width="3.488cm"/>
    </style:style>
    <style:style style:name="gr62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7.892cm" fo:min-width="17.642cm"/>
    </style:style>
    <style:style style:name="gr63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2.822cm" fo:min-width="2.573cm"/>
    </style:style>
    <style:style style:name="gr64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8.468cm" fo:min-width="18.218cm"/>
    </style:style>
    <style:style style:name="gr65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958cm" fo:min-width="1.71cm"/>
    </style:style>
    <style:style style:name="gr66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9.042cm" fo:min-width="18.791cm"/>
    </style:style>
    <style:style style:name="gr67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1.199cm" fo:min-width="0.948cm"/>
    </style:style>
    <style:style style:name="gr68" style:family="graphic" style:parent-style-name="standard">
      <style:graphic-properties draw:stroke="solid" svg:stroke-width="0.053cm" svg:stroke-color="#000000" draw:marker-start-width="0.279cm" draw:marker-end-width="0.279cm" draw:fill="solid" draw:fill-color="#000000" draw:opacity="27%" draw:textarea-horizontal-align="justify" draw:textarea-vertical-align="middle" draw:auto-grow-height="false" fo:min-height="0.766cm" fo:min-width="0.007cm" fo:padding-top="0.151cm" fo:padding-bottom="0.151cm" fo:padding-left="0.276cm" fo:padding-right="0.276cm"/>
    </style:style>
    <style:style style:name="gr6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9.616cm" fo:min-width="19.365cm"/>
    </style:style>
    <style:style style:name="gr70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334cm" fo:min-width="0.085cm"/>
    </style:style>
    <style:style style:name="gr7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0.19cm" fo:min-width="19.94cm"/>
    </style:style>
    <style:style style:name="gr72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1.199cm" fo:min-width="0.948cm"/>
    </style:style>
    <style:style style:name="gr73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0.766cm" fo:min-width="20.516cm"/>
    </style:style>
    <style:style style:name="gr74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.958cm" fo:min-width="1.71cm"/>
    </style:style>
    <style:style style:name="gr75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1.34cm" fo:min-width="21.09cm"/>
    </style:style>
    <style:style style:name="gr76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2.822cm" fo:min-width="2.573cm"/>
    </style:style>
    <style:style style:name="gr77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1.914cm" fo:min-width="21.664cm"/>
    </style:style>
    <style:style style:name="gr78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3.738cm" fo:min-width="3.488cm"/>
    </style:style>
    <style:style style:name="gr7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2.49cm" fo:min-width="22.239cm"/>
    </style:style>
    <style:style style:name="gr80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4.55cm" fo:min-width="4.301cm"/>
    </style:style>
    <style:style style:name="gr8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3.064cm" fo:min-width="22.814cm"/>
    </style:style>
    <style:style style:name="gr82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5.363cm" fo:min-width="5.113cm"/>
    </style:style>
    <style:style style:name="gr83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3.638cm" fo:min-width="23.389cm"/>
    </style:style>
    <style:style style:name="gr84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6.226cm" fo:min-width="5.977cm"/>
    </style:style>
    <style:style style:name="gr85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4.214cm" fo:min-width="23.964cm"/>
    </style:style>
    <style:style style:name="gr86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6.989cm" fo:min-width="6.739cm"/>
    </style:style>
    <style:style style:name="gr87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4.788cm" fo:min-width="24.538cm"/>
    </style:style>
    <style:style style:name="gr88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7.751cm" fo:min-width="7.501cm"/>
    </style:style>
    <style:style style:name="gr8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5.362cm" fo:min-width="25.112cm"/>
    </style:style>
    <style:style style:name="gr90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8.691cm" fo:min-width="8.441cm"/>
    </style:style>
    <style:style style:name="gr9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5.938cm" fo:min-width="25.689cm"/>
    </style:style>
    <style:style style:name="gr92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9.528cm" fo:min-width="9.279cm"/>
    </style:style>
    <style:style style:name="gr93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6.512cm" fo:min-width="26.263cm"/>
    </style:style>
    <style:style style:name="gr94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0.163cm" fo:min-width="9.914cm"/>
    </style:style>
    <style:style style:name="gr95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09cm" fo:min-width="35.06cm"/>
    </style:style>
    <style:style style:name="gr96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7.088cm" fo:min-width="26.838cm"/>
    </style:style>
    <style:style style:name="gr97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0.875cm" fo:min-width="10.625cm"/>
    </style:style>
    <style:style style:name="gr98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11cm" fo:min-width="35.06cm"/>
    </style:style>
    <style:style style:name="gr9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7.662cm" fo:min-width="27.412cm"/>
    </style:style>
    <style:style style:name="gr100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1.636cm" fo:min-width="11.387cm"/>
    </style:style>
    <style:style style:name="gr10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8.236cm" fo:min-width="27.986cm"/>
    </style:style>
    <style:style style:name="gr102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2.399cm" fo:min-width="12.149cm"/>
    </style:style>
    <style:style style:name="gr103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1cm" fo:min-width="35.06cm"/>
    </style:style>
    <style:style style:name="gr104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0.876cm" fo:min-width="10.625cm"/>
    </style:style>
    <style:style style:name="gr105" style:family="graphic" style:parent-style-name="objectwithoutfill">
      <style:graphic-properties svg:stroke-width="0.423cm" svg:stroke-color="#ff0000" draw:marker-start-width="0.835cm" draw:marker-end-width="0.835cm" svg:stroke-opacity="15%" draw:fill="none" draw:textarea-vertical-align="middle" fo:padding-top="0.337cm" fo:padding-bottom="0.337cm" fo:padding-left="0.462cm" fo:padding-right="0.462cm"/>
    </style:style>
    <style:style style:name="gr106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10.165cm" fo:min-width="9.914cm"/>
    </style:style>
    <style:style style:name="gr107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8.69cm" fo:min-width="8.441cm"/>
    </style:style>
    <style:style style:name="gr108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0.842cm" fo:min-width="0.592cm"/>
    </style:style>
    <style:style style:name="gr109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0.842cm" fo:min-width="0.592cm"/>
    </style:style>
    <style:style style:name="gr110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0.842cm" fo:min-width="0.592cm"/>
    </style:style>
    <style:style style:name="gr111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0.842cm" fo:min-width="0.592cm"/>
    </style:style>
    <style:style style:name="gr112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0.842cm" fo:min-width="0.592cm"/>
    </style:style>
    <style:style style:name="gr113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0.842cm" fo:min-width="0.592cm"/>
    </style:style>
    <style:style style:name="gr114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0.842cm" fo:min-width="0.592cm"/>
    </style:style>
    <style:style style:name="gr115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0.842cm" fo:min-width="0.592cm"/>
    </style:style>
    <style:style style:name="gr116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0.842cm" fo:min-width="0.592cm"/>
    </style:style>
    <style:style style:name="gr117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842cm" fo:min-width="0.59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0000" draw:opacity="10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0000" draw:opacity="27%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0000" draw:opacity="100%"/>
      <style:paragraph-properties fo:text-align="center"/>
    </style:style>
    <style:style style:name="P10" style:family="paragraph">
      <loext:graphic-properties draw:fill-color="#ff0000" draw:opacity="90%"/>
      <style:paragraph-properties fo:text-align="center"/>
    </style:style>
    <style:style style:name="P11" style:family="paragraph">
      <loext:graphic-properties draw:fill-color="#ff0000" draw:opacity="80%"/>
      <style:paragraph-properties fo:text-align="center"/>
    </style:style>
    <style:style style:name="P12" style:family="paragraph">
      <loext:graphic-properties draw:fill-color="#ff0000" draw:opacity="70%"/>
      <style:paragraph-properties fo:text-align="center"/>
    </style:style>
    <style:style style:name="P13" style:family="paragraph">
      <loext:graphic-properties draw:fill-color="#ff0000" draw:opacity="65%"/>
      <style:paragraph-properties fo:text-align="center"/>
    </style:style>
    <style:style style:name="P14" style:family="paragraph">
      <loext:graphic-properties draw:fill-color="#ff0000" draw:opacity="60%"/>
      <style:paragraph-properties fo:text-align="center"/>
    </style:style>
    <style:style style:name="P15" style:family="paragraph">
      <loext:graphic-properties draw:fill-color="#ff0000" draw:opacity="55%"/>
      <style:paragraph-properties fo:text-align="center"/>
    </style:style>
    <style:style style:name="P16" style:family="paragraph">
      <loext:graphic-properties draw:fill-color="#ff0000" draw:opacity="50%"/>
      <style:paragraph-properties fo:text-align="center"/>
    </style:style>
    <style:style style:name="P17" style:family="paragraph">
      <loext:graphic-properties draw:fill-color="#ff0000" draw:opacity="45%"/>
      <style:paragraph-properties fo:text-align="center"/>
    </style:style>
    <style:style style:name="P18" style:family="paragraph">
      <loext:graphic-properties draw:fill-color="#ff0000" draw:opacity="40%"/>
      <style:paragraph-properties fo:text-align="center"/>
    </style:style>
    <style:style style:name="P19" style:family="paragraph">
      <loext:graphic-properties draw:fill-color="#ff0000" draw:opacity="35%"/>
      <style:paragraph-properties fo:text-align="center"/>
    </style:style>
    <style:style style:name="P20" style:family="paragraph">
      <loext:graphic-properties draw:fill-color="#ff0000" draw:opacity="34%"/>
      <style:paragraph-properties fo:text-align="center"/>
    </style:style>
    <style:style style:name="P21" style:family="paragraph">
      <loext:graphic-properties draw:fill="none" draw:fill-color="#ffffff" draw:opacity="100%"/>
      <style:paragraph-properties fo:text-align="center"/>
    </style:style>
    <style:style style:name="P22" style:family="paragraph">
      <loext:graphic-properties draw:fill-color="#ff0000" draw:opacity="30%"/>
      <style:paragraph-properties fo:text-align="center"/>
    </style:style>
    <style:style style:name="P23" style:family="paragraph">
      <loext:graphic-properties draw:fill-color="#ffffff" draw:opacity="100%"/>
      <style:paragraph-properties fo:text-align="center"/>
    </style:style>
    <style:style style:name="P24" style:family="paragraph">
      <loext:graphic-properties draw:fill-color="#ff0000" draw:opacity="25%"/>
      <style:paragraph-properties fo:text-align="center"/>
    </style:style>
    <style:style style:name="P25" style:family="paragraph">
      <loext:graphic-properties draw:fill-color="#ff0000" draw:opacity="20%"/>
      <style:paragraph-properties fo:text-align="center"/>
    </style:style>
    <style:style style:name="P26" style:family="paragraph">
      <loext:graphic-properties draw:fill-color="#ff0000" draw:opacity="15%"/>
      <style:paragraph-properties fo:text-align="center"/>
    </style:style>
    <style:style style:name="P27" style:family="paragraph">
      <loext:graphic-properties draw:fill-color="#ff0000" draw:opacity="10%"/>
      <style:paragraph-properties fo:text-align="center"/>
    </style:style>
    <style:style style:name="P28" style:family="paragraph">
      <loext:graphic-properties draw:fill-color="#ff0000" draw:opacity="5%"/>
      <style:paragraph-properties fo:text-align="center"/>
    </style:style>
    <style:style style:name="P29" style:family="paragraph">
      <loext:graphic-properties draw:fill-color="#ff0000" draw:opacity="100%"/>
      <style:paragraph-properties fo:text-align="center"/>
    </style:style>
    <style:style style:name="P30" style:family="paragraph">
      <loext:graphic-properties draw:fill-color="#ff0000" draw:opacity="5%"/>
      <style:paragraph-properties fo:text-align="center"/>
      <style:text-properties fo:font-weight="bold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3cm" svg:y1="-0.508cm" svg:x2="10.008cm" svg:y2="-0.50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2cm" svg:y1="-0.102cm" svg:x2="10.007cm" svg:y2="-0.10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1cm" svg:y1="0.305cm" svg:x2="10.006cm" svg:y2="0.30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cm" svg:y1="0.711cm" svg:x2="10.005cm" svg:y2="0.71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9cm" svg:y1="1.118cm" svg:x2="10.004cm" svg:y2="1.11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8cm" svg:y1="1.524cm" svg:x2="10.003cm" svg:y2="1.52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7cm" svg:y1="1.93cm" svg:x2="10.002cm" svg:y2="1.9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6cm" svg:y1="2.337cm" svg:x2="10.001cm" svg:y2="2.33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5cm" svg:y1="2.743cm" svg:x2="10cm" svg:y2="2.74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4cm" svg:y1="3.15cm" svg:x2="9.999cm" svg:y2="3.1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3cm" svg:y1="3.556cm" svg:x2="9.998cm" svg:y2="3.55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2cm" svg:y1="3.962cm" svg:x2="9.997cm" svg:y2="3.96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1cm" svg:y1="4.369cm" svg:x2="9.996cm" svg:y2="4.36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cm" svg:y1="4.775cm" svg:x2="9.995cm" svg:y2="4.77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9cm" svg:y1="5.182cm" svg:x2="9.994cm" svg:y2="5.18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8cm" svg:y1="5.588cm" svg:x2="9.993cm" svg:y2="5.58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7cm" svg:y1="5.994cm" svg:x2="9.992cm" svg:y2="5.99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6cm" svg:y1="6.401cm" svg:x2="9.991cm" svg:y2="6.40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5cm" svg:y1="6.807cm" svg:x2="9.99cm" svg:y2="6.80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4cm" svg:y1="7.214cm" svg:x2="9.989cm" svg:y2="7.21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3cm" svg:y1="7.62cm" svg:x2="9.988cm" svg:y2="7.6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2cm" svg:y1="8.026cm" svg:x2="9.987cm" svg:y2="8.02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1cm" svg:y1="8.433cm" svg:x2="9.986cm" svg:y2="8.43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cm" svg:y1="8.839cm" svg:x2="9.985cm" svg:y2="8.83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9cm" svg:y1="9.246cm" svg:x2="9.984cm" svg:y2="9.24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8cm" svg:y1="9.662cm" svg:x2="9.983cm" svg:y2="9.66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9cm" svg:y1="10.058cm" svg:x2="9.984cm" svg:y2="10.05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cm" svg:y1="10.465cm" svg:x2="9.985cm" svg:y2="10.46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1cm" svg:y1="10.871cm" svg:x2="9.986cm" svg:y2="10.87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2cm" svg:y1="11.278cm" svg:x2="9.987cm" svg:y2="11.27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3cm" svg:y1="11.684cm" svg:x2="9.988cm" svg:y2="11.68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4cm" svg:y1="12.09cm" svg:x2="9.989cm" svg:y2="12.0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5cm" svg:y1="12.497cm" svg:x2="9.99cm" svg:y2="12.49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6cm" svg:y1="12.903cm" svg:x2="9.991cm" svg:y2="12.90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7cm" svg:y1="13.31cm" svg:x2="9.992cm" svg:y2="13.3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8cm" svg:y1="13.716cm" svg:x2="9.993cm" svg:y2="13.71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9cm" svg:y1="14.122cm" svg:x2="9.994cm" svg:y2="14.12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cm" svg:y1="14.529cm" svg:x2="9.995cm" svg:y2="14.52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1cm" svg:y1="14.935cm" svg:x2="9.996cm" svg:y2="14.93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2cm" svg:y1="15.342cm" svg:x2="9.997cm" svg:y2="15.34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3cm" svg:y1="15.748cm" svg:x2="9.998cm" svg:y2="15.74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4cm" svg:y1="16.154cm" svg:x2="9.999cm" svg:y2="16.15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5cm" svg:y1="16.561cm" svg:x2="10cm" svg:y2="16.56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6cm" svg:y1="16.967cm" svg:x2="10.001cm" svg:y2="16.96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7cm" svg:y1="17.374cm" svg:x2="10.002cm" svg:y2="17.37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8cm" svg:y1="17.78cm" svg:x2="10.003cm" svg:y2="17.7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9cm" svg:y1="18.186cm" svg:x2="10.004cm" svg:y2="18.18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cm" svg:y1="18.593cm" svg:x2="10.005cm" svg:y2="18.59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1cm" svg:y1="18.999cm" svg:x2="10.006cm" svg:y2="18.99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2cm" svg:y1="19.406cm" svg:x2="10.007cm" svg:y2="19.40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3cm" svg:y1="19.812cm" svg:x2="10.008cm" svg:y2="19.81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61cm" svg:y1="5.866cm" svg:x2="-0.61cm" svg:y2="13.46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203cm" svg:y1="5.865cm" svg:x2="-0.203cm" svg:y2="13.4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203cm" svg:y1="5.864cm" svg:x2="0.203cm" svg:y2="13.45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61cm" svg:y1="5.863cm" svg:x2="0.61cm" svg:y2="13.45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016cm" svg:y1="5.862cm" svg:x2="1.016cm" svg:y2="13.45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422cm" svg:y1="5.861cm" svg:x2="1.422cm" svg:y2="13.45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829cm" svg:y1="5.86cm" svg:x2="1.829cm" svg:y2="13.45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235cm" svg:y1="5.859cm" svg:x2="2.235cm" svg:y2="13.45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642cm" svg:y1="5.858cm" svg:x2="2.642cm" svg:y2="13.45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048cm" svg:y1="5.857cm" svg:x2="3.048cm" svg:y2="13.45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454cm" svg:y1="5.856cm" svg:x2="3.454cm" svg:y2="13.45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861cm" svg:y1="5.855cm" svg:x2="3.861cm" svg:y2="13.4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265cm" svg:y1="5.854cm" svg:x2="4.265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672cm" svg:y1="5.853cm" svg:x2="4.672cm" svg:y2="13.44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078cm" svg:y1="5.852cm" svg:x2="5.078cm" svg:y2="13.44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484cm" svg:y1="5.851cm" svg:x2="5.484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892cm" svg:y1="5.85cm" svg:x2="5.892cm" svg:y2="13.4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6.297cm" svg:y1="5.841cm" svg:x2="6.297cm" svg:y2="13.43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6.703cm" svg:y1="5.849cm" svg:x2="6.703cm" svg:y2="13.4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1.449cm" svg:height="1.448cm" svg:x="5.46cm" svg:y="8.865cm">
          <text:p/>
          <draw:enhanced-geometry svg:viewBox="0 0 21600 21600" draw:glue-points="10800 0 3163 3163 0 10800 3163 18437 10800 21600 18437 18437 21600 10800 18437 3163" draw:text-areas="3163 3163 18437 18437" draw:type="ring" draw:modifiers="6081.9875776397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3" draw:layer="layout" svg:width="0.635cm" svg:height="0.636cm" svg:x="5.866cm" svg:y="9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111cm" svg:y1="5.848cm" svg:x2="7.111cm" svg:y2="13.44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2.209cm" svg:height="2.21cm" svg:x="5.104cm" svg:y="8.484cm">
          <text:p/>
          <draw:enhanced-geometry svg:viewBox="0 0 21600 21600" draw:glue-points="10800 0 3163 3163 0 10800 3163 18437 10800 21600 18437 18437 21600 10800 18437 3163" draw:text-areas="3163 3163 18437 18437" draw:type="ring" draw:modifiers="3985.8887381275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517cm" svg:y1="5.847cm" svg:x2="7.517cm" svg:y2="13.44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3.072cm" svg:height="3.073cm" svg:x="4.647cm" svg:y="8.052cm">
          <text:p/>
          <draw:enhanced-geometry svg:viewBox="0 0 21600 21600" draw:glue-points="10800 0 3163 3163 0 10800 3163 18437 10800 21600 18437 18437 21600 10800 18437 3163" draw:text-areas="3163 3163 18437 18437" draw:type="ring" draw:modifiers="2873.910214703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923cm" svg:y1="5.846cm" svg:x2="7.923cm" svg:y2="13.44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3.988cm" svg:height="3.988cm" svg:x="4.139cm" svg:y="7.595cm">
          <text:p/>
          <draw:enhanced-geometry svg:viewBox="0 0 21600 21600" draw:glue-points="10800 0 3163 3163 0 10800 3163 18437 10800 21600 18437 18437 21600 10800 18437 3163" draw:text-areas="3163 3163 18437 18437" draw:type="ring" draw:modifiers="2203.8606166959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8.328cm" svg:y1="5.845cm" svg:x2="8.328cm" svg:y2="13.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4.8cm" svg:height="4.801cm" svg:x="3.733cm" svg:y="7.188cm">
          <text:p/>
          <draw:enhanced-geometry svg:viewBox="0 0 21600 21600" draw:glue-points="10800 0 3163 3163 0 10800 3163 18437 10800 21600 18437 18437 21600 10800 18437 3163" draw:text-areas="3163 3163 18437 18437" draw:type="ring" draw:modifiers="1848.7296959600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8.736cm" svg:y1="5.844cm" svg:x2="8.736cm" svg:y2="13.43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5.613cm" svg:height="5.613cm" draw:transform="rotate (-3.14159265358979) translate (8.938cm 12.394cm)">
          <text:p/>
          <draw:enhanced-geometry svg:viewBox="0 0 21600 21600" draw:glue-points="10800 0 3163 3163 0 10800 3163 18437 10800 21600 18437 18437 21600 10800 18437 3163" draw:text-areas="3163 3163 18437 18437" draw:type="ring" draw:modifiers="1581.332383327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142cm" svg:y1="5.843cm" svg:x2="9.142cm" svg:y2="13.43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6.478cm" svg:height="6.477cm" draw:transform="rotate (-3.14159265358979) translate (9.347cm 12.827cm)">
          <text:p/>
          <draw:enhanced-geometry svg:viewBox="0 0 21600 21600" draw:glue-points="10800 0 3163 3163 0 10800 3163 18437 10800 21600 18437 18437 21600 10800 18437 3163" draw:text-areas="3163 3163 18437 18437" draw:type="ring" draw:modifiers="1370.4229700524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548cm" svg:y1="5.842cm" svg:x2="9.548cm" svg:y2="13.43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7.239cm" svg:height="7.239cm" draw:transform="rotate (-3.14159265358979) translate (9.753cm 13.208cm)">
          <text:p/>
          <draw:enhanced-geometry svg:viewBox="0 0 21600 21600" draw:glue-points="10800 0 3163 3163 0 10800 3163 18437 10800 21600 18437 18437 21600 10800 18437 3163" draw:text-areas="3163 3163 18437 18437" draw:type="ring" draw:modifiers="1244.08839779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955cm" svg:y1="5.851cm" svg:x2="9.955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8.001cm" svg:height="8.001cm" draw:transform="rotate (-3.14159265358979) translate (10.159cm 13.589cm)">
          <text:p/>
          <draw:enhanced-geometry svg:viewBox="0 0 21600 21600" draw:glue-points="10800 0 3163 3163 0 10800 3163 18437 10800 21600 18437 18437 21600 10800 18437 3163" draw:text-areas="3163 3163 18437 18437" draw:type="ring" draw:modifiers="1117.520619845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line draw:style-name="gr10" draw:text-style-name="P6" draw:layer="layout" svg:x1="10.361cm" svg:y1="5.852cm" svg:x2="10.361cm" svg:y2="13.447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8.942cm" svg:height="8.941cm" draw:transform="rotate (-3.14159265358979) translate (10.566cm 14.072cm)">
          <text:p/>
          <draw:enhanced-geometry svg:viewBox="0 0 21600 21600" draw:glue-points="10800 0 3163 3163 0 10800 3163 18437 10800 21600 18437 18437 21600 10800 18437 3163" draw:text-areas="3163 3163 18437 18437" draw:type="ring" draw:modifiers="1009.7070006709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line draw:style-name="gr10" draw:text-style-name="P6" draw:layer="layout" svg:x1="10.767cm" svg:y1="5.85cm" svg:x2="10.767cm" svg:y2="13.445cm">
          <text:p/>
        </draw:line>
        <draw:custom-shape draw:style-name="gr22" draw:text-style-name="P19" draw:layer="layout" svg:width="9.778cm" svg:height="9.779cm" draw:transform="rotate (-3.14159265358979) translate (10.971cm 14.503cm)">
          <text:p/>
          <draw:enhanced-geometry svg:viewBox="0 0 21600 21600" draw:glue-points="10800 0 3163 3163 0 10800 3163 18437 10800 21600 18437 18437 21600 10800 18437 3163" draw:text-areas="3163 3163 18437 18437" draw:type="ring" draw:modifiers="914.35582822085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custom-shape draw:style-name="gr23" draw:text-style-name="P19" draw:layer="layout" svg:width="10.413cm" svg:height="10.414cm" draw:transform="rotate (-3.14159265358979) translate (11.376cm 14.834cm)">
          <text:p/>
          <draw:enhanced-geometry svg:viewBox="0 0 21600 21600" draw:glue-points="10800 0 3163 3163 0 10800 3163 18437 10800 21600 18437 18437 21600 10800 18437 3163" draw:text-areas="3163 3163 18437 18437" draw:type="ring" draw:modifiers="842.01632261161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0" draw:text-style-name="P6" draw:layer="layout" svg:x1="11.173cm" svg:y1="5.849cm" svg:x2="11.173cm" svg:y2="13.444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4" draw:text-style-name="P20" draw:layer="layout" svg:width="35.56cm" svg:height="35.559cm" draw:transform="rotate (-1.5707963267949) translate (46.412cm -8.157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5" draw:text-style-name="P18" draw:layer="layout" svg:width="35.56cm" svg:height="35.56cm" draw:transform="rotate (-1.5707963267949) translate (11.154cm -8.148cm)">
          <text:p/>
          <draw:enhanced-geometry svg:viewBox="0 0 21600 21600" draw:mirror-horizontal="false" draw:type="block-arc" draw:modifiers="-95.1007473028693 10695.362148907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custom-shape draw:style-name="gr27" draw:text-style-name="P22" draw:layer="layout" svg:width="11.126cm" svg:height="11.125cm" draw:transform="rotate (-3.14159265358979) translate (11.784cm 15.189cm)">
          <text:p/>
          <draw:enhanced-geometry svg:viewBox="0 0 21600 21600" draw:glue-points="10800 0 3163 3163 0 10800 3163 18437 10800 21600 18437 18437 21600 10800 18437 3163" draw:text-areas="3163 3163 18437 18437" draw:type="ring" draw:modifiers="869.74653963688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0" draw:text-style-name="P6" draw:layer="layout" svg:x1="11.579cm" svg:y1="5.85cm" svg:x2="11.579cm" svg:y2="13.445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1.408cm -8.147cm)">
          <text:p/>
          <draw:enhanced-geometry svg:viewBox="0 0 21600 21600" draw:mirror-horizontal="false" draw:type="block-arc" draw:modifiers="-97.7913272279551 10634.559662892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6.667cm -8.157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custom-shape draw:style-name="gr31" draw:text-style-name="P22" draw:layer="layout" svg:width="11.888cm" svg:height="11.887cm" draw:transform="rotate (-3.14159265358979) translate (12.191cm 15.57cm)">
          <text:p/>
          <draw:enhanced-geometry svg:viewBox="0 0 21600 21600" draw:glue-points="10800 0 3163 3163 0 10800 3163 18437 10800 21600 18437 18437 21600 10800 18437 3163" draw:text-areas="3163 3163 18437 18437" draw:type="ring" draw:modifiers="743.13593539703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1.662cm -8.146cm)">
          <text:p/>
          <draw:enhanced-geometry svg:viewBox="0 0 21600 21600" draw:mirror-horizontal="false" draw:type="block-arc" draw:modifiers="-99.5868412213231 10636.952576302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2" draw:text-style-name="P18" draw:layer="layout" svg:width="35.56cm" svg:height="35.559cm" draw:transform="rotate (-1.5707963267949) translate (46.921cm -8.157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custom-shape draw:style-name="gr33" draw:text-style-name="P24" draw:layer="layout" svg:width="12.649cm" svg:height="12.649cm" draw:transform="rotate (-3.14159265358979) translate (12.6cm 15.951cm)">
          <text:p/>
          <draw:enhanced-geometry svg:viewBox="0 0 21600 21600" draw:glue-points="10800 0 3163 3163 0 10800 3163 18437 10800 21600 18437 18437 21600 10800 18437 3163" draw:text-areas="3163 3163 18437 18437" draw:type="ring" draw:modifiers="729.10671936758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1.916cm -8.145cm)">
          <text:p/>
          <draw:enhanced-geometry svg:viewBox="0 0 21600 21600" draw:mirror-horizontal="false" draw:type="block-arc" draw:modifiers="-100.729722383269 10634.23663279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7.175cm -8.157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custom-shape draw:style-name="gr34" draw:text-style-name="P25" draw:layer="layout" svg:width="13.463cm" svg:height="13.462cm" draw:transform="rotate (-3.14159265358979) translate (13.008cm 16.359cm)">
          <text:p/>
          <draw:enhanced-geometry svg:viewBox="0 0 21600 21600" draw:glue-points="10800 0 3163 3163 0 10800 3163 18437 10800 21600 18437 18437 21600 10800 18437 3163" draw:text-areas="3163 3163 18437 18437" draw:type="ring" draw:modifiers="670.63804501225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2.171cm -8.145cm)">
          <text:p/>
          <draw:enhanced-geometry svg:viewBox="0 0 21600 21600" draw:mirror-horizontal="false" draw:type="block-arc" draw:modifiers="-101.720698480663 10634.20291026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7.428cm -8.157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custom-shape draw:style-name="gr35" draw:text-style-name="P25" draw:layer="layout" svg:width="14.273cm" svg:height="14.274cm" draw:transform="rotate (-3.14159265358979) translate (13.413cm 16.765cm)">
          <text:p/>
          <draw:enhanced-geometry svg:viewBox="0 0 21600 21600" draw:glue-points="10800 0 3163 3163 0 10800 3163 18437 10800 21600 18437 18437 21600 10800 18437 3163" draw:text-areas="3163 3163 18437 18437" draw:type="ring" draw:modifiers="634.003502626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8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2.424cm -8.145cm)">
          <text:p/>
          <draw:enhanced-geometry svg:viewBox="0 0 21600 21600" draw:mirror-horizontal="false" draw:type="block-arc" draw:modifiers="-102.352224147026 10634.974546670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7.683cm -8.156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custom-shape draw:style-name="gr37" draw:text-style-name="P25" draw:layer="layout" svg:width="15.088cm" svg:height="15.088cm" draw:transform="rotate (-3.14159265358979) translate (13.82cm 17.171cm)">
          <text:p/>
          <draw:enhanced-geometry svg:viewBox="0 0 21600 21600" draw:glue-points="10800 0 3163 3163 0 10800 3163 18437 10800 21600 18437 18437 21600 10800 18437 3163" draw:text-areas="3163 3163 18437 18437" draw:type="ring" draw:modifiers="601.23268606269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2.678cm -8.145cm)">
          <text:p/>
          <draw:enhanced-geometry svg:viewBox="0 0 21600 21600" draw:mirror-horizontal="false" draw:type="block-arc" draw:modifiers="-102.58080941528 10634.4013582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7.937cm -8.155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custom-shape draw:style-name="gr38" draw:text-style-name="P25" draw:layer="layout" svg:width="15.9cm" svg:height="15.9cm" draw:transform="rotate (-3.14159265358979) translate (14.226cm 17.577cm)">
          <text:p/>
          <draw:enhanced-geometry svg:viewBox="0 0 21600 21600" draw:glue-points="10800 0 3163 3163 0 10800 3163 18437 10800 21600 18437 18437 21600 10800 18437 3163" draw:text-areas="3163 3163 18437 18437" draw:type="ring" draw:modifiers="567.81334507263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9" draw:text-style-name="P24" draw:layer="layout" svg:width="12.649cm" svg:height="12.649cm" draw:transform="rotate (-1.5707963267949) translate (24.605cm 3.293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2.932cm -8.145cm)">
          <text:p/>
          <draw:enhanced-geometry svg:viewBox="0 0 21600 21600" draw:mirror-horizontal="false" draw:type="block-arc" draw:modifiers="-102.786056178128 10631.14412307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8.191cm -8.154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custom-shape draw:style-name="gr40" draw:text-style-name="P25" draw:layer="layout" svg:width="16.714cm" svg:height="16.714cm" draw:transform="rotate (-3.14159265358979) translate (14.632cm 17.983cm)">
          <text:p/>
          <draw:enhanced-geometry svg:viewBox="0 0 21600 21600" draw:glue-points="10800 0 3163 3163 0 10800 3163 18437 10800 21600 18437 18437 21600 10800 18437 3163" draw:text-areas="3163 3163 18437 18437" draw:type="ring" draw:modifiers="534.99252168710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22" draw:layer="layout" svg:width="11.887cm" svg:height="11.886cm" draw:transform="rotate (-1.5707963267949) translate (24.284cm 3.674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5" draw:text-style-name="P18" draw:layer="layout" svg:width="35.56cm" svg:height="35.56cm" draw:transform="rotate (-1.5707963267949) translate (13.185cm -8.145cm)">
          <text:p/>
          <draw:enhanced-geometry svg:viewBox="0 0 21600 21600" draw:mirror-horizontal="false" draw:type="block-arc" draw:modifiers="-102.660703919574 10632.11926081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8.444cm -8.153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custom-shape draw:style-name="gr42" draw:text-style-name="P25" draw:layer="layout" svg:width="17.525cm" svg:height="17.526cm" draw:transform="rotate (-3.14159265358979) translate (15.037cm 18.389cm)">
          <text:p/>
          <draw:enhanced-geometry svg:viewBox="0 0 21600 21600" draw:glue-points="10800 0 3163 3163 0 10800 3163 18437 10800 21600 18437 18437 21600 10800 18437 3163" draw:text-areas="3163 3163 18437 18437" draw:type="ring" draw:modifiers="510.2071090317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3.028cm" svg:y1="5.857cm" svg:x2="13.028cm" svg:y2="13.452cm">
          <text:p/>
        </draw:line>
        <draw:custom-shape draw:style-name="gr43" draw:text-style-name="P22" draw:layer="layout" svg:width="11.125cm" svg:height="11.125cm" draw:transform="rotate (-1.5707963267949) translate (23.894cm 4.055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5" draw:text-style-name="P18" draw:layer="layout" svg:width="35.56cm" svg:height="35.56cm" draw:transform="rotate (-1.5707963267949) translate (13.44cm -8.145cm)">
          <text:p/>
          <draw:enhanced-geometry svg:viewBox="0 0 21600 21600" draw:mirror-horizontal="false" draw:type="block-arc" draw:modifiers="-101.926164925248 10632.876891521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8.698cm -8.152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custom-shape draw:style-name="gr44" draw:text-style-name="P26" draw:layer="layout" svg:width="18.34cm" svg:height="18.34cm" draw:transform="rotate (-3.14159265358979) translate (15.446cm 18.796cm)">
          <text:p/>
          <draw:enhanced-geometry svg:viewBox="0 0 21600 21600" draw:glue-points="10800 0 3163 3163 0 10800 3163 18437 10800 21600 18437 18437 21600 10800 18437 3163" draw:text-areas="3163 3163 18437 18437" draw:type="ring" draw:modifiers="489.9187612452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3.436cm" svg:y1="5.855cm" svg:x2="13.436cm" svg:y2="13.45cm">
          <text:p/>
        </draw:line>
        <draw:custom-shape draw:style-name="gr45" draw:text-style-name="P19" draw:layer="layout" svg:width="10.414cm" svg:height="10.413cm" draw:transform="rotate (-1.5707963267949) translate (23.628cm 4.417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3.694cm -8.145cm)">
          <text:p/>
          <draw:enhanced-geometry svg:viewBox="0 0 21600 21600" draw:mirror-horizontal="false" draw:type="block-arc" draw:modifiers="-100.110921906631 10634.11381564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8.953cm -8.151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custom-shape draw:style-name="gr46" draw:text-style-name="P26" draw:layer="layout" svg:width="19.152cm" svg:height="19.152cm" draw:transform="rotate (-3.14159265358979) translate (15.851cm 19.202cm)">
          <text:p/>
          <draw:enhanced-geometry svg:viewBox="0 0 21600 21600" draw:glue-points="10800 0 3163 3163 0 10800 3163 18437 10800 21600 18437 18437 21600 10800 18437 3163" draw:text-areas="3163 3163 18437 18437" draw:type="ring" draw:modifiers="466.8929149480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3.842cm" svg:y1="5.853cm" svg:x2="13.842cm" svg:y2="13.448cm">
          <text:p/>
        </draw:lin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9" draw:layer="layout" svg:width="9.779cm" svg:height="9.778cm" draw:transform="rotate (-1.5707963267949) translate (23.376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custom-shape draw:style-name="gr48" draw:text-style-name="P26" draw:layer="layout" svg:width="19.964cm" svg:height="19.964cm" draw:transform="rotate (-3.14159265358979) translate (16.257cm 19.607cm)">
          <text:p/>
          <draw:enhanced-geometry svg:viewBox="0 0 21600 21600" draw:glue-points="10800 0 3163 3163 0 10800 3163 18437 10800 21600 18437 18437 21600 10800 18437 3163" draw:text-areas="3163 3163 18437 18437" draw:type="ring" draw:modifiers="448.9857250187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4.247cm" svg:y1="5.854cm" svg:x2="14.247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8.941cm" svg:height="8.941cm" draw:transform="rotate (-1.5707963267949) translate (22.947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custom-shape draw:style-name="gr50" draw:text-style-name="P26" draw:layer="layout" svg:width="20.778cm" svg:height="20.778cm" draw:transform="rotate (-3.14159265358979) translate (16.664cm 20.014cm)">
          <text:p/>
          <draw:enhanced-geometry svg:viewBox="0 0 21600 21600" draw:glue-points="10800 0 3163 3163 0 10800 3163 18437 10800 21600 18437 18437 21600 10800 18437 3163" draw:text-areas="3163 3163 18437 18437" draw:type="ring" draw:modifiers="434.51561672842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4.655cm" svg:y1="5.855cm" svg:x2="14.655cm" svg:y2="13.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8" draw:layer="layout" svg:width="8.001cm" svg:height="8.001cm" draw:transform="rotate (-1.5707963267949) translate (22.441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custom-shape draw:style-name="gr52" draw:text-style-name="P27" draw:layer="layout" svg:width="21.59cm" svg:height="21.59cm" draw:transform="rotate (-3.14159265358979) translate (17.07cm 20.42cm)">
          <text:p/>
          <draw:enhanced-geometry svg:viewBox="0 0 21600 21600" draw:glue-points="10800 0 3163 3163 0 10800 3163 18437 10800 21600 18437 18437 21600 10800 18437 3163" draw:text-areas="3163 3163 18437 18437" draw:type="ring" draw:modifiers="415.172988745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5.061cm" svg:y1="5.856cm" svg:x2="15.061cm" svg:y2="13.45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draw:layer="layout" svg:width="7.239cm" svg:height="7.239cm" draw:transform="rotate (-1.5707963267949) translate (22.06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draw:custom-shape draw:style-name="gr54" draw:text-style-name="P27" draw:layer="layout" svg:width="22.404cm" svg:height="22.404cm" draw:transform="rotate (-3.14159265358979) translate (17.477cm 20.827cm)">
          <text:p/>
          <draw:enhanced-geometry svg:viewBox="0 0 21600 21600" draw:glue-points="10800 0 3163 3163 0 10800 3163 18437 10800 21600 18437 18437 21600 10800 18437 3163" draw:text-areas="3163 3163 18437 18437" draw:type="ring" draw:modifiers="400.08926578888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5.467cm" svg:y1="5.857cm" svg:x2="15.467cm" svg:y2="13.45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6" draw:layer="layout" svg:width="6.477cm" svg:height="6.476cm" draw:transform="rotate (-1.5707963267949) translate (21.746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custom-shape draw:style-name="gr56" draw:text-style-name="P27" draw:layer="layout" svg:width="23.215cm" svg:height="23.216cm" draw:transform="rotate (-3.14159265358979) translate (17.882cm 21.2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87.95710040056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5.873cm" svg:y1="5.858cm" svg:x2="15.873cm" svg:y2="13.45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5" draw:layer="layout" svg:width="5.613cm" svg:height="5.613cm" draw:transform="rotate (-1.5707963267949) translate (21.246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custom-shape draw:style-name="gr58" draw:text-style-name="P27" draw:layer="layout" svg:width="24.029cm" svg:height="24.028cm" draw:transform="rotate (-3.14159265358979) translate (18.29cm 21.6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74.8470598027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6.278cm" svg:y1="5.859cm" svg:x2="16.278cm" svg:y2="13.45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4.801cm" svg:height="4.8cm" draw:transform="rotate (-1.5707963267949) translate (20.882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draw:custom-shape draw:style-name="gr60" draw:text-style-name="P28" draw:layer="layout" svg:width="24.841cm" svg:height="24.842cm" draw:transform="rotate (-3.14159265358979) translate (18.696cm 22.0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60.82598719961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6.686cm" svg:y1="5.86cm" svg:x2="16.686cm" svg:y2="13.45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3" draw:layer="layout" svg:width="3.988cm" svg:height="3.988cm" draw:transform="rotate (-1.5707963267949) translate (20.454cm 7.59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draw:custom-shape draw:style-name="gr62" draw:text-style-name="P28" draw:layer="layout" svg:width="25.654cm" svg:height="25.654cm" draw:transform="rotate (-3.14159265358979) translate (19.102cm 22.4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49.40557396219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7.092cm" svg:y1="5.861cm" svg:x2="17.092cm" svg:y2="13.45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2" draw:layer="layout" svg:width="3.073cm" svg:height="3.072cm" draw:transform="rotate (-1.5707963267949) translate (19.941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draw:custom-shape draw:style-name="gr64" draw:text-style-name="P28" draw:layer="layout" svg:width="26.468cm" svg:height="26.468cm" draw:transform="rotate (-3.14159265358979) translate (19.508cm 22.8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38.66031961917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7.499cm" svg:y1="5.862cm" svg:x2="17.499cm" svg:y2="13.45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1" draw:layer="layout" svg:width="2.21cm" svg:height="2.208cm" draw:transform="rotate (-1.5707963267949) translate (19.488cm 8.479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office:forms form:automatic-focus="false" form:apply-design-mode="false"/>
        <draw:custom-shape draw:style-name="gr66" draw:text-style-name="P28" draw:layer="layout" svg:width="27.281cm" svg:height="27.28cm" draw:transform="rotate (-3.14159265358979) translate (19.914cm 23.2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26.996810967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7.905cm" svg:y1="5.863cm" svg:x2="17.905cm" svg:y2="13.458cm">
          <text:p/>
        </draw:line>
        <draw:custom-shape draw:style-name="gr67" draw:text-style-name="P10" draw:layer="layout" svg:width="1.448cm" svg:height="1.449cm" draw:transform="rotate (-1.5707963267949) translate (19.139cm 8.861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office:forms form:automatic-focus="false" form:apply-design-mode="false"/>
        <draw:custom-shape draw:style-name="gr69" draw:text-style-name="P28" draw:layer="layout" svg:width="28.091cm" svg:height="28.092cm" draw:transform="rotate (-3.14159265358979) translate (20.319cm 23.6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19.08304559854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8.311cm" svg:y1="5.864cm" svg:x2="18.311cm" svg:y2="13.45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18.101cm" svg:y="9.2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office:forms form:automatic-focus="false" form:apply-design-mode="false"/>
        <draw:custom-shape draw:style-name="gr71" draw:text-style-name="P28" draw:layer="layout" svg:width="28.906cm" svg:height="28.906cm" draw:transform="rotate (-3.14159265358979) translate (20.726cm 24.0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10.0979001625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8.718cm" svg:y1="5.865cm" svg:x2="18.718cm" svg:y2="13.46cm">
          <text:p/>
        </draw:line>
        <draw:custom-shape draw:style-name="gr72" draw:text-style-name="P18" draw:layer="layout" svg:width="1.448cm" svg:height="1.449cm" draw:transform="rotate (-1.5707963267949) translate (18.924cm 8.861cm)">
          <text:p/>
          <draw:enhanced-geometry svg:viewBox="0 0 21600 21600" draw:mirror-horizontal="fals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office:forms form:automatic-focus="false" form:apply-design-mode="false"/>
        <draw:custom-shape draw:style-name="gr73" draw:text-style-name="P28" draw:layer="layout" svg:width="29.718cm" svg:height="29.718cm" draw:transform="rotate (-3.14159265358979) translate (21.132cm 24.4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01.62522292136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9.124cm" svg:y1="5.866cm" svg:x2="19.124cm" svg:y2="13.46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5" draw:layer="layout" svg:width="2.21cm" svg:height="2.208cm" draw:transform="rotate (-1.5707963267949) translate (19.328cm 8.48cm)">
          <text:p/>
          <draw:enhanced-geometry svg:viewBox="0 0 21600 21600" draw:mirror-horizontal="fals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office:forms form:automatic-focus="false" form:apply-design-mode="false"/>
        <draw:custom-shape draw:style-name="gr75" draw:text-style-name="P28" draw:layer="layout" svg:width="30.53cm" svg:height="30.53cm" draw:transform="rotate (-3.14159265358979) translate (21.538cm 24.8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97.14061118207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9.531cm" svg:y1="5.867cm" svg:x2="19.531cm" svg:y2="13.462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25" draw:layer="layout" svg:width="3.073cm" svg:height="3.072cm" draw:transform="rotate (-1.5707963267949) translate (19.742cm 8.047cm)">
          <text:p/>
          <draw:enhanced-geometry svg:viewBox="0 0 21600 21600" draw:mirror-horizontal="fals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office:forms form:automatic-focus="false" form:apply-design-mode="false"/>
        <draw:custom-shape draw:style-name="gr77" draw:text-style-name="P30" draw:layer="layout" svg:width="31.344cm" svg:height="31.344cm" draw:transform="rotate (-3.14159265358979) translate (21.944cm 25.29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9.4241505822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9.937cm" svg:y1="5.868cm" svg:x2="19.937cm" svg:y2="13.463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25" draw:layer="layout" svg:width="3.988cm" svg:height="3.988cm" draw:transform="rotate (-1.5707963267949) translate (20.154cm 7.59cm)">
          <text:p/>
          <draw:enhanced-geometry svg:viewBox="0 0 21600 21600" draw:mirror-horizontal="fals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office:forms form:automatic-focus="false" form:apply-design-mode="false"/>
        <draw:custom-shape draw:style-name="gr79" draw:text-style-name="P28" draw:layer="layout" svg:width="32.157cm" svg:height="32.156cm" draw:transform="rotate (-3.14159265358979) translate (22.35cm 25.7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2.1158690176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0.343cm" svg:y1="5.869cm" svg:x2="20.343cm" svg:y2="13.464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25" draw:layer="layout" svg:width="4.801cm" svg:height="4.8cm" draw:transform="rotate (-1.5707963267949) translate (20.548cm 7.183cm)">
          <text:p/>
          <draw:enhanced-geometry svg:viewBox="0 0 21600 21600" draw:mirror-horizontal="fals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office:forms form:automatic-focus="false" form:apply-design-mode="false"/>
        <draw:custom-shape draw:style-name="gr81" draw:text-style-name="P28" draw:layer="layout" svg:width="32.97cm" svg:height="32.97cm" draw:transform="rotate (-3.14159265358979) translate (22.756cm 26.1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73.18552667495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0.751cm" svg:y1="5.87cm" svg:x2="20.751cm" svg:y2="13.465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25" draw:layer="layout" svg:width="5.613cm" svg:height="5.613cm" draw:transform="rotate (-1.5707963267949) translate (20.955cm 6.777cm)">
          <text:p/>
          <draw:enhanced-geometry svg:viewBox="0 0 21600 21600" draw:mirror-horizontal="fals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office:forms form:automatic-focus="false" form:apply-design-mode="false"/>
        <draw:custom-shape draw:style-name="gr83" draw:text-style-name="P28" draw:layer="layout" svg:width="33.781cm" svg:height="33.782cm" draw:transform="rotate (-3.14159265358979) translate (23.161cm 26.5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65.3405559008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1.157cm" svg:y1="5.871cm" svg:x2="21.157cm" svg:y2="13.466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25" draw:layer="layout" svg:width="6.477cm" svg:height="6.476cm" draw:transform="rotate (-1.5707963267949) translate (21.36cm 6.345cm)">
          <text:p/>
          <draw:enhanced-geometry svg:viewBox="0 0 21600 21600" draw:mirror-horizontal="fals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office:forms form:automatic-focus="false" form:apply-design-mode="false"/>
        <draw:custom-shape draw:style-name="gr85" draw:text-style-name="P28" draw:layer="layout" svg:width="34.596cm" svg:height="34.596cm" draw:transform="rotate (-3.14159265358979) translate (23.57cm 26.9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61.59493597710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1.562cm" svg:y1="5.872cm" svg:x2="21.562cm" svg:y2="13.467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5" draw:layer="layout" svg:width="7.239cm" svg:height="7.239cm" draw:transform="rotate (-1.5707963267949) translate (21.765cm 5.964cm)">
          <text:p/>
          <draw:enhanced-geometry svg:viewBox="0 0 21600 21600" draw:mirror-horizontal="false" draw:mirror-vertical="fals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office:forms form:automatic-focus="false" form:apply-design-mode="false"/>
        <draw:custom-shape draw:style-name="gr87" draw:text-style-name="P28" draw:layer="layout" svg:width="35.408cm" svg:height="35.408cm" draw:transform="rotate (-3.14159265358979) translate (23.975cm 27.3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54.98602050326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1.97cm" svg:y1="5.873cm" svg:x2="21.97cm" svg:y2="13.468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25" draw:layer="layout" svg:width="8.001cm" svg:height="8.001cm" draw:transform="rotate (-1.5707963267949) translate (22.174cm 5.583cm)">
          <text:p/>
          <draw:enhanced-geometry svg:viewBox="0 0 21600 21600" draw:mirror-horizontal="fals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office:forms form:automatic-focus="false" form:apply-design-mode="false"/>
        <draw:custom-shape draw:style-name="gr89" draw:text-style-name="P28" draw:layer="layout" svg:width="36.22cm" svg:height="36.22cm" draw:transform="rotate (-3.14159265358979) translate (24.381cm 27.7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51.6551171972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2.376cm" svg:y1="5.874cm" svg:x2="22.376cm" svg:y2="13.469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26" draw:layer="layout" svg:width="8.941cm" svg:height="8.941cm" draw:transform="rotate (-1.5707963267949) translate (22.581cm 5.13cm)">
          <text:p/>
          <draw:enhanced-geometry svg:viewBox="0 0 21600 21600" draw:mirror-horizontal="fals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office:forms form:automatic-focus="false" form:apply-design-mode="false"/>
        <draw:custom-shape draw:style-name="gr91" draw:text-style-name="P28" draw:layer="layout" svg:width="37.035cm" svg:height="37.034cm" draw:transform="rotate (-3.14159265358979) translate (24.787cm 28.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44.3742405832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2.782cm" svg:y1="5.851cm" svg:x2="22.782cm" svg:y2="13.446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26" draw:layer="layout" svg:width="9.779cm" svg:height="9.778cm" draw:transform="rotate (-1.5707963267949) translate (23.011cm 4.715cm)">
          <text:p/>
          <draw:enhanced-geometry svg:viewBox="0 0 21600 21600" draw:mirror-horizontal="fals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6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office:forms form:automatic-focus="false" form:apply-design-mode="false"/>
        <draw:custom-shape draw:style-name="gr93" draw:text-style-name="P28" draw:layer="layout" svg:width="37.845cm" svg:height="37.846cm" draw:transform="rotate (-3.14159265358979) translate (25.191cm 28.5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37.9898010410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23.189cm" svg:y1="5.85cm" svg:x2="23.189cm" svg:y2="13.445cm">
          <text:p/>
        </draw:line>
        <draw:custom-shape draw:style-name="gr94" draw:text-style-name="P26" draw:layer="layout" svg:width="10.414cm" svg:height="10.413cm" draw:transform="rotate (-1.5707963267949) translate (23.267cm 4.418cm)">
          <text:p/>
          <draw:enhanced-geometry svg:viewBox="0 0 21600 21600" draw:mirror-horizontal="fals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35.56cm" svg:height="35.559cm" draw:transform="rotate (-1.5707963267949) translate (58.43cm -8.156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26" draw:layer="layout" svg:width="35.56cm" svg:height="35.559cm" draw:transform="rotate (-1.5707963267949) translate (23.138cm -8.149cm)">
          <text:p/>
          <draw:enhanced-geometry svg:viewBox="0 0 21600 21600" draw:mirror-horizontal="false" draw:type="block-arc" draw:modifiers="-94.6285975057538 10647.028846918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office:forms form:automatic-focus="false" form:apply-design-mode="false"/>
        <draw:custom-shape draw:style-name="gr96" draw:text-style-name="P28" draw:layer="layout" svg:width="38.66cm" svg:height="38.66cm" draw:transform="rotate (-3.14159265358979) translate (25.599cm 28.9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33.5376736245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23.596cm" svg:y1="5.851cm" svg:x2="23.596cm" svg:y2="13.446cm">
          <text:p/>
        </draw:line>
        <draw:custom-shape draw:style-name="gr97" draw:text-style-name="P27" draw:layer="layout" svg:width="11.125cm" svg:height="11.125cm" draw:transform="rotate (-1.5707963267949) translate (23.698cm 4.055cm)">
          <text:p/>
          <draw:enhanced-geometry svg:viewBox="0 0 21600 21600" draw:mirror-horizontal="fals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58.683cm -8.156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6" draw:layer="layout" svg:width="35.56cm" svg:height="35.561cm" draw:transform="rotate (-1.5707963267949) translate (23.408cm -8.146cm)">
          <text:p/>
          <draw:enhanced-geometry svg:viewBox="0 0 21600 21600" draw:mirror-horizontal="false" draw:type="block-arc" draw:modifiers="-97.7913272279551 10634.559662892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office:forms form:automatic-focus="false" form:apply-design-mode="false"/>
        <draw:custom-shape draw:style-name="gr99" draw:text-style-name="P28" draw:layer="layout" svg:width="39.472cm" svg:height="39.472cm" draw:transform="rotate (-3.14159265358979) translate (26.005cm 29.3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29.28077420008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00" draw:text-style-name="P27" draw:layer="layout" svg:width="11.887cm" svg:height="11.886cm" draw:transform="rotate (-1.5707963267949) translate (24.085cm 3.674cm)">
          <text:p/>
          <draw:enhanced-geometry svg:viewBox="0 0 21600 21600" draw:mirror-horizontal="fals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58.937cm -8.156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6" draw:layer="layout" svg:width="35.56cm" svg:height="35.561cm" draw:transform="rotate (-1.5707963267949) translate (23.662cm -8.146cm)">
          <text:p/>
          <draw:enhanced-geometry svg:viewBox="0 0 21600 21600" draw:mirror-horizontal="false" draw:type="block-arc" draw:modifiers="-99.5868412213231 10636.952576302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office:forms form:automatic-focus="false" form:apply-design-mode="false"/>
        <draw:custom-shape draw:style-name="gr101" draw:text-style-name="P28" draw:layer="layout" svg:width="40.284cm" svg:height="40.284cm" draw:transform="rotate (-3.14159265358979) translate (26.411cm 29.7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24.65930246990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5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02" draw:text-style-name="P27" draw:layer="layout" svg:width="12.649cm" svg:height="12.649cm" draw:transform="rotate (-1.5707963267949) translate (24.562cm 3.293cm)">
          <text:p/>
          <draw:enhanced-geometry svg:viewBox="0 0 21600 21600" draw:mirror-horizontal="fals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59.192cm -8.156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6" draw:layer="layout" svg:width="35.56cm" svg:height="35.561cm" draw:transform="rotate (-1.5707963267949) translate (23.916cm -8.145cm)">
          <text:p/>
          <draw:enhanced-geometry svg:viewBox="0 0 21600 21600" draw:mirror-horizontal="false" draw:type="block-arc" draw:modifiers="-100.729722383269 10634.23663279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59.446cm -8.156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8" draw:text-style-name="P26" draw:layer="layout" svg:width="35.56cm" svg:height="35.561cm" draw:transform="rotate (-1.5707963267949) translate (24.171cm -8.145cm)">
          <text:p/>
          <draw:enhanced-geometry svg:viewBox="0 0 21600 21600" draw:mirror-horizontal="false" draw:type="block-arc" draw:modifiers="-101.720698480663 10634.20291026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59.7cm -8.155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8" draw:text-style-name="P26" draw:layer="layout" svg:width="35.56cm" svg:height="35.561cm" draw:transform="rotate (-1.5707963267949) translate (24.424cm -8.144cm)">
          <text:p/>
          <draw:enhanced-geometry svg:viewBox="0 0 21600 21600" draw:mirror-horizontal="false" draw:type="block-arc" draw:modifiers="-102.352224147026 10634.974546670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59.953cm -8.154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8" draw:text-style-name="P26" draw:layer="layout" svg:width="35.56cm" svg:height="35.561cm" draw:transform="rotate (-1.5707963267949) translate (24.679cm -8.144cm)">
          <text:p/>
          <draw:enhanced-geometry svg:viewBox="0 0 21600 21600" draw:mirror-horizontal="false" draw:type="block-arc" draw:modifiers="-102.58080941528 10634.4013582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office:forms form:automatic-focus="false" form:apply-design-mode="false"/>
        <draw:custom-shape draw:style-name="gr39" draw:text-style-name="P24" draw:layer="layout" svg:width="12.649cm" svg:height="12.649cm" draw:transform="rotate (-1.5707963267949) translate (36.621cm 3.294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60.208cm -8.153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8" draw:text-style-name="P26" draw:layer="layout" svg:width="35.56cm" svg:height="35.561cm" draw:transform="rotate (-1.5707963267949) translate (24.932cm -8.144cm)">
          <text:p/>
          <draw:enhanced-geometry svg:viewBox="0 0 21600 21600" draw:mirror-horizontal="false" draw:type="block-arc" draw:modifiers="-102.786056178128 10631.14412307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office:forms form:automatic-focus="false" form:apply-design-mode="false"/>
        <draw:custom-shape draw:style-name="gr41" draw:text-style-name="P22" draw:layer="layout" svg:width="11.887cm" svg:height="11.886cm" draw:transform="rotate (-1.5707963267949) translate (36.3cm 3.675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60.462cm -8.152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3" draw:text-style-name="P26" draw:layer="layout" svg:width="35.56cm" svg:height="35.56cm" draw:transform="rotate (-1.5707963267949) translate (25.185cm -8.144cm)">
          <text:p/>
          <draw:enhanced-geometry svg:viewBox="0 0 21600 21600" draw:mirror-horizontal="false" draw:type="block-arc" draw:modifiers="-102.660703919574 10632.11926081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office:forms form:automatic-focus="false" form:apply-design-mode="false"/>
        <draw:custom-shape draw:style-name="gr104" draw:text-style-name="P22" draw:layer="layout" svg:width="11.125cm" svg:height="11.126cm" draw:transform="rotate (-1.5707963267949) translate (35.928cm 4.056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5" draw:text-style-name="P6" draw:layer="layout" svg:x1="25.042cm" svg:y1="5.856cm" svg:x2="25.042cm" svg:y2="13.451cm">
          <text:p/>
        </draw:lin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60.716cm -8.151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3" draw:text-style-name="P26" draw:layer="layout" svg:width="35.56cm" svg:height="35.56cm" draw:transform="rotate (-1.5707963267949) translate (25.44cm -8.144cm)">
          <text:p/>
          <draw:enhanced-geometry svg:viewBox="0 0 21600 21600" draw:mirror-horizontal="false" draw:type="block-arc" draw:modifiers="-101.926164925248 10632.876891521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office:forms form:automatic-focus="false" form:apply-design-mode="false"/>
        <draw:custom-shape draw:style-name="gr106" draw:text-style-name="P19" draw:layer="layout" svg:width="10.414cm" svg:height="10.415cm" draw:transform="rotate (-1.5707963267949) translate (35.646cm 4.418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5" draw:text-style-name="P6" draw:layer="layout" svg:x1="25.442cm" svg:y1="5.855cm" svg:x2="25.442cm" svg:y2="13.45cm">
          <text:p/>
        </draw:lin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60.97cm -8.15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8" draw:text-style-name="P26" draw:layer="layout" svg:width="35.56cm" svg:height="35.561cm" draw:transform="rotate (-1.5707963267949) translate (25.694cm -8.144cm)">
          <text:p/>
          <draw:enhanced-geometry svg:viewBox="0 0 21600 21600" draw:mirror-horizontal="false" draw:type="block-arc" draw:modifiers="-100.110921906631 10634.11381564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office:forms form:automatic-focus="false" form:apply-design-mode="false"/>
        <draw:custom-shape draw:style-name="gr47" draw:text-style-name="P19" draw:layer="layout" svg:width="9.779cm" svg:height="9.778cm" draw:transform="rotate (-1.5707963267949) translate (35.404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5" draw:text-style-name="P6" draw:layer="layout" svg:x1="25.842cm" svg:y1="5.854cm" svg:x2="25.842cm" svg:y2="13.449cm">
          <text:p/>
        </draw:lin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8" draw:layer="layout" svg:width="8.941cm" svg:height="8.94cm" draw:transform="rotate (-1.5707963267949) translate (34.981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6.242cm" svg:y1="5.855cm" svg:x2="26.242cm" svg:y2="13.4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8" draw:layer="layout" svg:width="8.001cm" svg:height="8.001cm" draw:transform="rotate (-1.5707963267949) translate (34.46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6.67cm" svg:y1="5.856cm" svg:x2="26.67cm" svg:y2="13.45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draw:layer="layout" svg:width="7.239cm" svg:height="7.239cm" draw:transform="rotate (-1.5707963267949) translate (34.077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7.051cm" svg:y1="5.857cm" svg:x2="27.051cm" svg:y2="13.45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6" draw:layer="layout" svg:width="6.477cm" svg:height="6.476cm" draw:transform="rotate (-1.5707963267949) translate (33.765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7.483cm" svg:y1="5.865cm" svg:x2="27.483cm" svg:y2="13.4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5" draw:layer="layout" svg:width="5.613cm" svg:height="5.613cm" draw:transform="rotate (-1.5707963267949) translate (33.264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7.864cm" svg:y1="5.864cm" svg:x2="27.864cm" svg:y2="13.45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4.801cm" svg:height="4.8cm" draw:transform="rotate (-1.5707963267949) translate (32.901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8.321cm" svg:y1="5.863cm" svg:x2="28.321cm" svg:y2="13.45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3" draw:layer="layout" svg:width="3.988cm" svg:height="3.988cm" draw:transform="rotate (-1.5707963267949) translate (32.471cm 7.591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8.683cm" svg:y1="5.862cm" svg:x2="28.683cm" svg:y2="13.45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2" draw:layer="layout" svg:width="3.073cm" svg:height="3.072cm" draw:transform="rotate (-1.5707963267949) translate (31.958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9.083cm" svg:y1="5.861cm" svg:x2="29.083cm" svg:y2="13.45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1" draw:layer="layout" svg:width="2.21cm" svg:height="2.208cm" draw:transform="rotate (-1.5707963267949) translate (31.506cm 8.48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9.505cm" svg:y1="5.86cm" svg:x2="29.505cm" svg:y2="13.45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0" draw:layer="layout" svg:width="1.448cm" svg:height="1.449cm" draw:transform="rotate (-1.5707963267949) translate (31.158cm 8.862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30.005cm" svg:y1="5.859cm" svg:x2="30.005cm" svg:y2="13.45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>
        <office:forms form:automatic-focus="false" form:apply-design-mode="false"/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1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27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5" draw:text-style-name="P6" draw:layer="layout" svg:x1="30.505cm" svg:y1="5.858cm" svg:x2="30.505cm" svg:y2="13.45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0">
        <office:forms form:automatic-focus="false" form:apply-design-mode="false"/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1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25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0">
        <office:forms form:automatic-focus="false" form:apply-design-mode="false"/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1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2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0">
        <office:forms form:automatic-focus="false" form:apply-design-mode="false"/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1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18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0">
        <office:forms form:automatic-focus="false" form:apply-design-mode="false"/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1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16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0">
        <office:forms form:automatic-focus="false" form:apply-design-mode="false"/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1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14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1T0">
        <office:forms form:automatic-focus="false" form:apply-design-mode="false"/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1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12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1T0">
        <office:forms form:automatic-focus="false" form:apply-design-mode="false"/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1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11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1T0">
        <office:forms form:automatic-focus="false" form:apply-design-mode="false"/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1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10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1T0">
        <office:forms form:automatic-focus="false" form:apply-design-mode="false"/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1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9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83cm" fo:page-height="19.30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87cm" svg:x="1cm" svg:y="3.485cm"/>
      <draw:page-thumbnail draw:layer="backgroundobjects" svg:width="9.294cm" svg:height="4.87cm" svg:x="1cm" svg:y="11.533cm"/>
      <draw:page-thumbnail draw:layer="backgroundobjects" svg:width="9.294cm" svg:height="4.87cm" svg:x="1cm" svg:y="19.581cm"/>
      <draw:page-thumbnail draw:layer="backgroundobjects" svg:width="9.294cm" svg:height="4.87cm" svg:x="11.295cm" svg:y="3.485cm"/>
      <draw:page-thumbnail draw:layer="backgroundobjects" svg:width="9.294cm" svg:height="4.87cm" svg:x="11.295cm" svg:y="11.533cm"/>
      <draw:page-thumbnail draw:layer="backgroundobjects" svg:width="9.294cm" svg:height="4.87cm" svg:x="11.295cm" svg:y="19.581cm"/>
    </style:handout-master>
    <style:master-page style:name="Default" style:page-layout-name="PM1" draw:style-name="Mdp1">
      <draw:frame presentation:style-name="Default-title" draw:layer="backgroundobjects" svg:width="25.199cm" svg:height="3.506cm" svg:x="1.398cm" svg:y="0.836cm" presentation:class="title" presentation:placeholder="true">
        <draw:text-box/>
      </draw:frame>
      <draw:frame presentation:style-name="Default-outline1" draw:layer="backgroundobjects" svg:width="25.199cm" svg:height="12.179cm" svg:x="1.398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3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5:39:18.339000000</meta:creation-date>
    <dc:date>2017-11-02T13:20:21.963000000</dc:date>
    <meta:editing-duration>PT15H25M29S</meta:editing-duration>
    <meta:editing-cycles>341</meta:editing-cycles>
    <meta:generator>LibreOffice/5.3.1.2$Windows_X86_64 LibreOffice_project/e80a0e0fd1875e1696614d24c32df0f95f03deb2</meta:generator>
    <meta:document-statistic meta:object-count="1693"/>
  </office:meta>
</office:document-meta>
</file>